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weight="normal" officeooo:rsid="00184587" officeooo:paragraph-rsid="00184587" style:font-weight-asian="normal" style:font-weight-complex="normal"/>
    </style:style>
    <style:style style:name="P2" style:family="paragraph" style:parent-style-name="Standard">
      <style:paragraph-properties fo:line-height="150%"/>
      <style:text-properties style:font-name="Arial" fo:font-weight="normal" officeooo:rsid="00184587" officeooo:paragraph-rsid="00184587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Arial" fo:font-weight="normal" officeooo:rsid="00184587" officeooo:paragraph-rsid="001d45cb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Arial" fo:font-weight="normal" officeooo:rsid="001a9ab0" officeooo:paragraph-rsid="001a9ab0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Arial" fo:font-weight="bold" officeooo:rsid="00177714" officeooo:paragraph-rsid="00177714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weight="bold" officeooo:rsid="00177714" officeooo:paragraph-rsid="00177714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Arial" fo:font-weight="bold" officeooo:rsid="001a9ab0" officeooo:paragraph-rsid="001a9ab0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weight="bold" officeooo:rsid="001ea684" officeooo:paragraph-rsid="001edc4d" style:font-weight-asian="bold" style:font-weight-complex="bold"/>
    </style:style>
    <style:style style:name="T1" style:family="text">
      <style:text-properties officeooo:rsid="001a9ab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rlon Henry Schweigert</text:p>
      <text:p text:style-name="P8">Universidade do Estado de Santa Catarina</text:p>
      <text:p text:style-name="P8">Sistemas Distribuídos</text:p>
      <text:p text:style-name="P6">Soquetes UDP</text:p>
      <text:p text:style-name="P5"/>
      <text:p text:style-name="P7">1) Descubra o tamanho máximo de envio</text:p>
      <text:p text:style-name="P1">O máximo UDP é 65507, determinado pela seguinte fórmula:</text:p>
      <text:p text:style-name="P1"/>
      <text:p text:style-name="P1"><text:span text:style-name="T1"><text:tab/>Tamanho do pacote UDP – Header do IP + - Header do UDP</text:span></text:p>
      <text:p text:style-name="P1"><text:tab/>0xffff – (sizeof(ip_header) <text:span text:style-name="T1">-</text:span> sizeof(udp_header)) = 65535 – 20 <text:span text:style-name="T1">- </text:span>8 = 65507 <text:span text:style-name="T1">bytes.</text:span></text:p>
      <text:p text:style-name="P3"><text:tab/></text:p>
      <text:p text:style-name="P3"><text:span text:style-name="T1"><text:tab/>Confirmado com Sockets em Jruby e Java.</text:span></text:p>
      <text:p text:style-name="P1"/>
      <text:p text:style-name="P7">2) O que acontece se o arquivo for maior do que este valor?</text:p>
      <text:p text:style-name="P4">Os pacotes serão divididos em N mensagens, na qual cada pedaço caberá dentro de 65507 bytes.</text:p>
      <text:p text:style-name="P4"/>
      <text:p text:style-name="P7">3) O que acontece se o cliente for iniciado antes do servidor?</text:p>
      <text:p text:style-name="P4">Como o protocolo UDP não é orientado a conexão, nenhum erro é detectado.</text:p>
      <text:p text:style-name="P4"/>
      <text:p text:style-name="P7">4) O que acontece se um servidor for lançado em uma porta já utilizada?</text:p>
      <text:p text:style-name="P7"><text:span text:style-name="T2">Será executado um erro, visto que a porta já está em uso. Quem controla as portas de forma local é o sistema operacional, a qual permite somente um processo por por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9:28:31.432765526</meta:creation-date>
    <dc:date>2017-08-19T01:11:22.664078059</dc:date>
    <meta:editing-duration>PT26M4S</meta:editing-duration>
    <meta:editing-cycles>5</meta:editing-cycles>
    <meta:generator>LibreOffice/5.3.3.2$Linux_X86_64 LibreOffice_project/3d9a8b4b4e538a85e0782bd6c2d430bafe583448</meta:generator>
    <meta:document-statistic meta:table-count="0" meta:image-count="0" meta:object-count="0" meta:page-count="1" meta:paragraph-count="16" meta:word-count="159" meta:character-count="890" meta:non-whitespace-character-count="739"/>
  </office:meta>
</office:document-meta>
</file>